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3" style:family="paragraph" style:parent-style-name="Standard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d4d4d4"/>
    </style:style>
    <style:style style:name="T4" style:family="text">
      <style:text-properties fo:color="#dcdcaa"/>
    </style:style>
    <style:style style:name="T5" style:family="text">
      <style:text-properties fo:color="#ce917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npm run img:map</text:p>
      <text:p text:style-name="Standard"/>
      <text:h text:style-name="Heading_20_3" text:outline-level="3">⚡ Workflow recommandé</text:h>
      <text:list xml:id="list7944616511876103909" text:style-name="L1">
        <text:list-item>
          <text:p text:style-name="P5">Quand tu fais un gros changement (ajout du minuteur, correction des dépendances, etc.) :</text:p>
        </text:list-item>
        <text:list-item>
          <text:p text:style-name="P5">git add .<text:line-break/>git commit -m "tout ok"<text:line-break/>git push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5364635901524187518" text:style-name="L2">
        <text:list-item>
          <text:p text:style-name="P6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6">Si jamais tu bloques encore, ouvre ton CSV dans un éditeur de texte (VSCode, Notepad++) pour vérifier les en-têtes exacts.</text:p>
        </text:list-item>
      </text:list>
      <text:p text:style-name="Text_20_body"/>
      <text:p text:style-name="P4"/>
      <text:p text:style-name="P3">// Entrées / sorties</text:p>
      <text:p text:style-name="P1"><text:span text:style-name="T1">const</text:span> <text:span text:style-name="T2">CSV_IN</text:span>   <text:span text:style-name="T3">=</text:span> <text:span text:style-name="T2">path</text:span>.<text:span text:style-name="T4">resolve</text:span>(<text:span text:style-name="T5">'./ingredients.csv'</text:span>)</text:p>
      <text:p text:style-name="P1"><text:span text:style-name="T1">const</text:span> <text:span text:style-name="T2">JSON_OUT</text:span> <text:span text:style-name="T3">=</text:span> <text:span text:style-name="T2">path</text:span>.<text:span text:style-name="T4">resolve</text:span>(<text:span text:style-name="T5">'./data/ingredients.json'</text:span>)</text:p>
      <text:p text:style-name="P1"><text:span text:style-name="T1">const</text:span> <text:span text:style-name="T2">IMG_DIR</text:span>  <text:span text:style-name="T3">=</text:span> <text:span text:style-name="T2">path</text:span>.<text:span text:style-name="T4">resolve</text:span>(<text:span text:style-name="T5">'./assets/img'</text:span>)</text:p>
      <text:p text:style-name="P1"/>
      <text:p text:style-name="P1">Je dois donc remplacer <text:span text:style-name="T1">const</text:span> <text:span text:style-name="T2">IMG_DIR</text:span>  <text:span text:style-name="T3">=</text:span> <text:span text:style-name="T2">path</text:span>.<text:span text:style-name="T4">resolve</text:span>(<text:span text:style-name="T5">'./assets/img'</text:span>) par <text:span text:style-name="T1">const</text:span> <text:span text:style-name="T2">IMG_DIR</text:span>  <text:span text:style-name="T3">=</text:span> <text:span text:style-name="T2">path</text:span>.<text:span text:style-name="T4">resolve</text:span>(<text:span text:style-name="T5">'./assets/illustrations_opt'</text:span>)</text:p>
      <text:p text:style-name="P2">dans le convert csv to json ?</text:p>
      <text:p text:style-name="P2"/>
      <text:p text:style-name="P4"/>
      <text:p text:style-name="P4"/>
      <text:p text:style-name="P4"><text:soft-page-break/></text:p>
      <text:p text:style-name="P4"/>
      <text:p text:style-name="P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9-18T06:27:58.16</dc:date>
    <dc:creator>Drieux</dc:creator>
    <meta:editing-duration>P1DT19H51M23S</meta:editing-duration>
    <meta:editing-cycles>12</meta:editing-cycles>
    <meta:generator>OpenOffice/4.1.10$Win32 OpenOffice.org_project/4110m2$Build-9807</meta:generator>
    <meta:document-statistic meta:table-count="0" meta:image-count="0" meta:object-count="0" meta:page-count="2" meta:paragraph-count="25" meta:word-count="186" meta:character-count="1175"/>
  </office:meta>
</office:document-meta>
</file>